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Service.invoke( String operation , OMElement payloa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ynamicService.extractParams( Method method , OMElement omElm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ynamicService.DynamicService( 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Service.convertFromOM( Class &lt; ? &gt; clazz , OMElement elm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ynamicService.stripNamespace( OM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micService.convertToOM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ynamicService.parseType( Class &lt; ? &gt; clazz ,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Service.findMethod( String metho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